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58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*Торт*, состоящий из двух шоколадных коржей, двух слоев клюквенного крема и слоя безе, *называется ОНА. В произведении Уильяма Макгиверна ОНА гаснет, когда один из персонажей начинает говорить с южным акцентом.* Назовите ЕЕ двумя словами.</text:p>
          </table:table-cell>
          <table:table-cell office:value-type="string" calcext:value-type="string">
            <text:p>Улыбка негра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Что</text:p>
          </table:table-cell>
        </table:table-row>
        <table:table-row table:style-name="ro2">
          <table:table-cell table:style-name="Default" office:value-type="string" calcext:value-type="string">
            <text:p>Как в российском кинопрокате называется фильм *Die hard.*</text:p>
          </table:table-cell>
          <table:table-cell table:style-name="Default" office:value-type="string" calcext:value-type="string">
            <text:p>крепкий ореше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Что</text:p>
          </table:table-cell>
        </table:table-row>
        <table:table-row table:style-name="ro3">
          <table:table-cell office:value-type="string" calcext:value-type="string">
            <text:p> В одном туристическом путеводителе *начала XX века черный ромб на карте обозначал отель*, в котором есть комната для этого. Для чего?</text:p>
          </table:table-cell>
          <table:table-cell office:value-type="string" calcext:value-type="string">
            <text:p>Проявки фотографий. Первый путеводитель "Мишлен" появился в начале XX века; в это время наличие такой комнаты в отеле было важно для туристов-фотолюбителей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чему</text:p>
          </table:table-cell>
        </table:table-row>
        <table:table-row table:style-name="ro2">
          <table:table-cell table:style-name="Default" office:value-type="string" calcext:value-type="string">
            <text:p>Норвежская пословица: *крошки — тоже «он».*</text:p>
          </table:table-cell>
          <table:table-cell table:style-name="Default" office:value-type="string" calcext:value-type="string">
            <text:p>Хле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Что</text:p>
          </table:table-cell>
        </table:table-row>
        <table:table-row table:style-name="ro4">
          <table:table-cell office:value-type="string" calcext:value-type="string">
            <text:p> В переводе *Гоблина* после ЕГО неудачного прыжка говорится: *"Там ведь асфальт резиновый. Фигня какая-то".*</text:p>
          </table:table-cell>
          <table:table-cell table:style-name="Default" office:value-type="string" calcext:value-type="string">
            <text:p>Не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то</text:p>
          </table:table-cell>
        </table:table-row>
        <table:table-row table:style-name="ro2">
          <table:table-cell office:value-type="string" calcext:value-type="string">
            <text:p>*Последний золотой гол* в истории чемпионатов мира забил ЭТОТ футболист.</text:p>
          </table:table-cell>
          <table:table-cell office:value-type="string" calcext:value-type="string">
            <text:p>Ильхан Мансыз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то</text:p>
          </table:table-cell>
        </table:table-row>
        <table:table-row table:style-name="ro2">
          <table:table-cell office:value-type="string" calcext:value-type="string">
            <text:p>Федор *Шаляпин*, живя в Париже, называл ЭТО *"татарским салатом".*</text:p>
          </table:table-cell>
          <table:table-cell office:value-type="string" calcext:value-type="string">
            <text:p>Рататуй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Что</text:p>
          </table:table-cell>
        </table:table-row>
        <table:table-row table:style-name="ro4">
          <table:table-cell office:value-type="string" calcext:value-type="string">
            <text:p>Лежащий *в ЕГО основе* механизм был описан еще в 1936 году Анной *Фрейд* и тогда был назван *"идентификация с агрессором".*</text:p>
          </table:table-cell>
          <table:table-cell office:value-type="string" calcext:value-type="string">
            <text:p>Стокгольмский синдром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Что</text:p>
          </table:table-cell>
        </table:table-row>
        <table:table-row table:style-name="ro5">
          <table:table-cell office:value-type="string" calcext:value-type="string">
            <text:p>Согласно недавно проведенным исследованиям, *ЭТО ЧИСЛО в Великобритании* стало сленговым синонимом слова "невежественный" и *означает человека, который не может ответить* на задаваемый вопрос.</text:p>
          </table:table-cell>
          <table:table-cell table:style-name="Default"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Что</text:p>
          </table:table-cell>
        </table:table-row>
        <table:table-row table:style-name="ro4">
          <table:table-cell office:value-type="string" calcext:value-type="string">
            <text:p>ЭТА *АРТ-ГРУППА* была образована *на базе мужского хора* при Московской хоральной синагоге. Впрочем, сейчас в ее исполнении можно услышать даже "Владимирский централ".</text:p>
          </table:table-cell>
          <table:table-cell office:value-type="string" calcext:value-type="string">
            <text:p>"Хор Турецкого"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то</text:p>
          </table:table-cell>
        </table:table-row>
        <table:table-row table:style-name="ro6">
          <table:table-cell office:value-type="string" calcext:value-type="string">
            <text:p> На проекте "Ответы@mail.ru" один пользователь задался вопросом, *сможет ли* СДЕЛАТЬ ЭТО *колибри*. В одном из утвердительных ответов было обозначено условие: "Если комары не закусают". Ответьте максимально точно, какие <text:span text:style-name="T1">четыре слова</text:span> в вопросе мы заменили на "СДЕЛАТЬ ЭТО".</text:p>
          </table:table-cell>
          <table:table-cell office:value-type="string" calcext:value-type="string">
            <text:p>Долететь до середины Днепра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Что</text:p>
          </table:table-cell>
        </table:table-row>
        <table:table-row table:style-name="ro2">
          <table:table-cell office:value-type="string" calcext:value-type="string">
            <text:p>Сколько музыкантов в *квинтет*е?</text:p>
          </table:table-cell>
          <table:table-cell table:style-name="Default" office:value-type="string" calcext:value-type="string">
            <text:p>Пя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Что</text:p>
          </table:table-cell>
        </table:table-row>
        <table:table-row table:style-name="ro2">
          <table:table-cell office:value-type="string" calcext:value-type="string">
            <text:p>Кислотность *воды pH*.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Что</text:p>
          </table:table-cell>
        </table:table-row>
        <table:table-row table:style-name="ro5">
          <table:table-cell office:value-type="string" calcext:value-type="string">
            <text:p>В 1926 и 1948 годах *Германия была наказана* за развязывание войн так же, *как когда-то была наказана Спарта.* Что это за наказание?</text:p>
          </table:table-cell>
          <table:table-cell office:value-type="string" calcext:value-type="string">
            <text:p>Немецким спортсменам было запрещено участвовать в Олимпийских игра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Что</text:p>
          </table:table-cell>
        </table:table-row>
        <table:table-row table:style-name="ro7">
          <table:table-cell office:value-type="string" calcext:value-type="string">
            <text:p>Газета "Уикли уорлд ньюс" провела опрос в пяти крупных городах Америки, выясняя, кто согласится за 1 миллион долларов отправиться нагишом на работу. Согласились 84% мужчин. Женщины, как выяснилось, несколько стыдливее: лишь 20% продемонстрировали бы свои прелести. Правда, объяснение, возможно, содержится в словах одной из участниц опроса, которая разоблачилась бы при условии, что ее предупредят за несколько недель. А для чего ей эти несколько недель?</text:p>
          </table:table-cell>
          <table:table-cell office:value-type="string" calcext:value-type="string">
            <text:p>Чтобы сбросить лишний вес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Что</text:p>
          </table:table-cell>
        </table:table-row>
        <table:table-row table:style-name="ro8">
          <table:table-cell office:value-type="string" calcext:value-type="string">
            <text:p>Английский ученый-психолог Дэвид Льюис утверждает, что это *безопасно лишь для женщин,* тогда как для мужчин может стать источником опасных болезней. Проведенные исследования показали, что лишь у четверти женщин наблюдались какие-либо незначительные отклонения, например, сердцебиение. *Мужчины* же, наоборот, крайне отрицательно отреагировали на это: *у них участился пульс, стала проявляться аритмия, резко подскочило кровяное давление.* Назовите это английским словом, которое относительно недавно проникло и в русский язык.</text:p>
          </table:table-cell>
          <table:table-cell office:value-type="string" calcext:value-type="string">
            <text:p>Шопин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Что</text:p>
          </table:table-cell>
        </table:table-row>
        <table:table-row table:style-name="ro4">
          <table:table-cell office:value-type="string" calcext:value-type="string">
            <text:p>Многие не верят в ее существование. Однако *Кант* считал, что *с нее начинается любое человеческое знание*. А еще говорят, что она подводит только тех, у кого она есть. Назовите ее.</text:p>
          </table:table-cell>
          <table:table-cell office:value-type="string" calcext:value-type="string">
            <text:p>Интуиц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Что</text:p>
          </table:table-cell>
        </table:table-row>
        <table:table-row table:style-name="ro7">
          <table:table-cell office:value-type="string" calcext:value-type="string">
            <text:p>В каждом из них есть что-то нечеловеческое, *механистичное*. При этом *первый настроен к окружающим дружелюбно*, хотя некая *женщина от него немало пострадала*. *Второй* же наоборот *весьма недружелюбен, но некой женщине удалось в итоге избежать угрозы с его стороны*. Интересно, что *оба давали одинаковые обещания*. Кто же они?</text:p>
          </table:table-cell>
          <table:table-cell office:value-type="string" calcext:value-type="string">
            <text:p>Карлсон и Терминато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т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.00.0000</text:date>, <text:time style:data-style-name="N2" text:time-value="19:57:20.28741968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15:33.025859868</meta:creation-date>
    <dc:date>2020-03-07T23:14:10.065226716</dc:date>
    <meta:editing-duration>PT4M56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